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.2.7 Print Applications</text:p>
      <text:p text:style-name="P2">The administrator user will be able to, with one button, print out a form with all chose security request sections pre-filled with the input from creating the application. This will also save the application to the database with a “pending” status. The user will be given the option to attempt to save again if the previous save attempt fa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Casper</meta:initial-creator>
    <meta:creation-date>2015-10-24T15:08:34.61</meta:creation-date>
    <meta:document-statistic meta:table-count="0" meta:image-count="0" meta:object-count="0" meta:page-count="1" meta:paragraph-count="2" meta:word-count="62" meta:character-count="367"/>
    <dc:date>2015-10-24T15:14:14.36</dc:date>
    <dc:creator>David Casper</dc:creator>
    <meta:editing-duration>PT5M39S</meta:editing-duration>
    <meta:editing-cycles>1</meta:editing-cycles>
    <meta:generator>OpenOffice/4.1.0$Win32 OpenOffice.org_project/410m18$Build-9764</meta:generator>
  </office:meta>
</office:document-meta>
</file>